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text-properties style:font-name="Verdana" fo:font-size="12pt" style:font-size-asian="12pt" style:font-size-complex="12pt"/>
    </style:style>
    <style:style style:name="P12" style:family="paragraph" style:parent-style-name="Frame_20_contents">
      <style:paragraph-properties fo:text-align="end" style:justify-single-word="false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text-properties style:font-name="Verdana" fo:font-size="12pt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Verdana" fo:font-size="12pt" style:font-size-asian="12pt" style:font-size-complex="12pt"/>
    </style:style>
    <style:style style:name="P22" style:family="paragraph" style:parent-style-name="Standard">
      <style:paragraph-properties fo:text-align="start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0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21"><text:span text:style-name="T2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span></text:p>
            <text:p text:style-name="P2"><text:span text:style-name="T2"><text:s/>Codice:</text:span><text:span text:style-name="T1"> <text:s text:c="2"/>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4"><text:span text:style-name="T6"/></text:p>
            <text:p text:style-name="P4"><text:span text:style-name="T6"><text:s/>Colore:</text:span> <text:placeholder text:placeholder-type="text">&lt;item.product_id.colour&gt;</text:placeholder></text:p>
            <text:p text:style-name="P5"><text:span text:style-name="T7"/></text:p>
            <text:p text:style-name="P5"><text:span text:style-name="T7"><text:s/>Pz.:</text:span><text:span text:style-name="T5"> </text:span><text:span text:style-name="T5"><text:placeholder text:placeholder-type="text">&lt;int(item.product_id.q_x_pack)&gt;</text:placeholder></text:span></text:p>
            <text:p text:style-name="P5"><text:span text:style-name="T5"/></text:p>
            <text:p text:style-name="P6"><text:span text:style-name="T5"><draw:frame draw:style-name="fr2" draw:name="asimage: item.product_id.quotation_photo" text:anchor-type="as-char" svg:width="5.001cm" draw:z-index="1"><draw:text-box fo:min-height="0.499cm"><text:p text:style-name="P14"/></draw:text-box></draw:frame></text:span></text:p>
            <text:p text:style-name="P5"><text:span text:style-name="T5"/></text:p>
            <text:p text:style-name="P5"><text:span text:style-name="T5"/></text:p>
            <text:p text:style-name="P5"><text:span text:style-name="T5"><draw:frame draw:style-name="fr1" draw:name="image: barcode(item.product_id.ean13,'ean13')" text:anchor-type="as-char" svg:y="-0.131cm" style:rel-width="27%" svg:height="1.565cm" style:rel-height="scale-min" draw:z-index="2"><draw:text-box fo:min-width="3.674cm"><text:p text:style-name="P12"/></draw:text-box></draw:frame></text:span></text:p>
            <text:p text:style-name="P22"><text:span text:style-name="T4"><text:s text:c="7"/>MADE IN ITALY</text:span></text:p>
          </table:table-cell>
        </table:table-row>
      </table:table>
      <text:p text:style-name="P10"><text:placeholder text:placeholder-type="text">&lt;/for&gt;</text:placeholder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18:03:35</dc:date>
    <dc:creator>thebrush </dc:creator>
    <meta:editing-duration>PT42M34S</meta:editing-duration>
    <meta:editing-cycles>23</meta:editing-cycles>
    <meta:generator>LibreOffice/3.5$Linux_X86_64 LibreOffice_project/350m1$Build-2</meta:generator>
    <meta:document-statistic meta:table-count="1" meta:image-count="1" meta:object-count="0" meta:page-count="1" meta:paragraph-count="11" meta:word-count="18" meta:character-count="236" meta:non-whitespace-character-count="209"/>
  </office:meta>
</office:document-meta>
</file>